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38.2pt"/>
    </style:style>
    <style:style style:name="co2" style:family="table-column">
      <style:table-column-properties fo:break-before="auto" style:column-width="227.25pt"/>
    </style:style>
    <style:style style:name="co3" style:family="table-column">
      <style:table-column-properties fo:break-before="auto" style:column-width="219.2pt"/>
    </style:style>
    <style:style style:name="co4" style:family="table-column">
      <style:table-column-properties fo:break-before="auto" style:column-width="224.59pt"/>
    </style:style>
    <style:style style:name="co5" style:family="table-column">
      <style:table-column-properties fo:break-before="auto" style:column-width="246.05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57.6pt" fo:break-before="auto" style:use-optimal-row-height="false"/>
    </style:style>
    <style:style style:name="ro2" style:family="table-row">
      <style:table-row-properties style:row-height="94.39pt" fo:break-before="auto" style:use-optimal-row-height="false"/>
    </style:style>
    <style:style style:name="ro3" style:family="table-row">
      <style:table-row-properties style:row-height="78.49pt" fo:break-before="auto" style:use-optimal-row-height="false"/>
    </style:style>
    <style:style style:name="ro4" style:family="table-row">
      <style:table-row-properties style:row-height="373.89pt" fo:break-before="auto" style:use-optimal-row-height="false"/>
    </style:style>
    <style:style style:name="ro5" style:family="table-row">
      <style:table-row-properties style:row-height="108.65pt" fo:break-before="auto" style:use-optimal-row-height="false"/>
    </style:style>
    <style:style style:name="ro6" style:family="table-row">
      <style:table-row-properties style:row-height="590.34pt" fo:break-before="auto" style:use-optimal-row-height="false"/>
    </style:style>
    <style:style style:name="ro7" style:family="table-row">
      <style:table-row-properties style:row-height="12.81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8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number-columns-repeated="3" table:default-cell-style-name="ce4"/>
        <table:table-column table:style-name="co6" table:number-columns-repeated="1017" table:default-cell-style-name="ce4"/>
        <table:table-row table:style-name="ro1">
          <table:table-cell table:style-name="ce1" office:value-type="string" calcext:value-type="string">
            <text:p>Variable name</text:p>
          </table:table-cell>
          <table:table-cell table:style-name="ce1" office:value-type="string" calcext:value-type="string">
            <text:p>Cluster 1</text:p>
          </table:table-cell>
          <table:table-cell table:style-name="ce1" office:value-type="string" calcext:value-type="string">
            <text:p>Cluster 2</text:p>
          </table:table-cell>
          <table:table-cell table:style-name="ce1" office:value-type="string" calcext:value-type="string">
            <text:p>Cluster 3</text:p>
          </table:table-cell>
          <table:table-cell table:style-name="ce1" office:value-type="string" calcext:value-type="string">
            <text:p>Cluster 4</text:p>
          </table:table-cell>
          <table:table-cell table:style-name="ce1" office:value-type="string" calcext:value-type="string">
            <text:p>Cluster 5</text:p>
          </table:table-cell>
          <table:table-cell table:style-name="ce7" office:value-type="string" calcext:value-type="string">
            <text:p>Statistically significant difference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A.terreus_conidial_burden_qPCR</text:p>
          </table:table-cell>
          <table:table-cell table:style-name="ce5" office:value-type="string" calcext:value-type="string">
            <text:p>[1] "2945.2 +/- 86157074.0537411"</text:p>
          </table:table-cell>
          <table:table-cell table:style-name="ce5" office:value-type="string" calcext:value-type="string">
            <text:p>[1] "2187.8 +/- 150977622.063333"</text:p>
          </table:table-cell>
          <table:table-cell table:style-name="ce5" office:value-type="string" calcext:value-type="string">
            <text:p>[1] "0 +/- 31204876.6963902"</text:p>
          </table:table-cell>
          <table:table-cell table:style-name="ce5" office:value-type="string" calcext:value-type="string">
            <text:p>[1] "1999.7 +/- 2189543574.23233"</text:p>
          </table:table-cell>
          <table:table-cell table:style-name="ce5" office:value-type="string" calcext:value-type="string">
            <text:p>[1] "3108.45 +/- 754564700.242561"</text:p>
          </table:table-cell>
          <table:table-cell table:style-name="ce5" office:value-type="string" calcext:value-type="string">
            <text:p>1 - 3</text:p>
            <text:p>3 – 5</text:p>
          </table:table-cell>
          <table:table-cell table:style-name="ce8" table:number-columns-repeated="1017"/>
        </table:table-row>
        <table:table-row table:style-name="ro2">
          <table:table-cell table:style-name="ce3" office:value-type="string" calcext:value-type="string">
            <text:p><text:s/>MMRC_score</text:p>
          </table:table-cell>
          <table:table-cell table:style-name="ce6" office:value-type="string" calcext:value-type="string">
            <text:p>[1] "2 +/- 1.49359886201991"</text:p>
          </table:table-cell>
          <table:table-cell table:style-name="ce6" office:value-type="string" calcext:value-type="string">
            <text:p>[1] "1 +/- 1.19568151147099"</text:p>
          </table:table-cell>
          <table:table-cell table:style-name="ce6" office:value-type="string" calcext:value-type="string">
            <text:p>[1] "1 +/- 1.14512195121951"</text:p>
          </table:table-cell>
          <table:table-cell table:style-name="ce6" office:value-type="string" calcext:value-type="string">
            <text:p>[1] "1 +/- 1.71449275362319"</text:p>
          </table:table-cell>
          <table:table-cell table:style-name="ce6" office:value-type="string" calcext:value-type="string">
            <text:p>[1] "1 +/- 1.22332859174964"</text:p>
          </table:table-cell>
          <table:table-cell table:style-name="ce6" office:value-type="string" calcext:value-type="string">
            <text:p>1 - 2</text:p>
            <text:p>1 - 3</text:p>
            <text:p>2 - 3</text:p>
            <text:p>1 - 4</text:p>
            <text:p>3 - 4</text:p>
            <text:p>1 - 5</text:p>
            <text:p>3 – 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<text:s/>No_of_exacerbations_1yr_before_study</text:p>
          </table:table-cell>
          <table:table-cell table:style-name="ce6" office:value-type="string" calcext:value-type="string">
            <text:p>[1] "3 +/- 8.58677098150782"</text:p>
          </table:table-cell>
          <table:table-cell table:style-name="ce6" office:value-type="string" calcext:value-type="string">
            <text:p>[1] "1 +/- 5.48313090418354"</text:p>
          </table:table-cell>
          <table:table-cell table:style-name="ce6" office:value-type="string" calcext:value-type="string">
            <text:p>[1] "1 +/- 1.00975609756098"</text:p>
          </table:table-cell>
          <table:table-cell table:style-name="ce6" office:value-type="string" calcext:value-type="string">
            <text:p>[1] "1 +/- 5.34685990338164"</text:p>
          </table:table-cell>
          <table:table-cell table:style-name="ce6" office:value-type="string" calcext:value-type="string">
            <text:p>[1] "1 +/- 3.46799431009957"</text:p>
          </table:table-cell>
          <table:table-cell table:style-name="ce6" office:value-type="string" calcext:value-type="string">
            <text:p>1 - 2</text:p>
            <text:p>1 - 3</text:p>
            <text:p>1 – 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<text:s/>Inhaled.corticosteroids..Yes.0..No.1. ( <text:s/>0 <text:s/>1)</text:p>
          </table:table-cell>
          <table:table-cell table:style-name="ce6" office:value-type="string" calcext:value-type="string">
            <text:p>[1,] 60.52632 39.47368</text:p>
          </table:table-cell>
          <table:table-cell table:style-name="ce6" office:value-type="string" calcext:value-type="string">
            <text:p>[2,] 28.20513 71.79487</text:p>
          </table:table-cell>
          <table:table-cell table:style-name="ce6" office:value-type="string" calcext:value-type="string">
            <text:p>[3,] 17.07317 82.92683</text:p>
          </table:table-cell>
          <table:table-cell table:style-name="ce6" office:value-type="string" calcext:value-type="string">
            <text:p>[4,] 26.08696 73.91304</text:p>
          </table:table-cell>
          <table:table-cell table:style-name="ce6" office:value-type="string" calcext:value-type="string">
            <text:p>[5,] 28.94737 71.05263</text:p>
          </table:table-cell>
          <table:table-cell table:style-name="ce6" office:value-type="string" calcext:value-type="string">
            <text:p>1 - 2</text:p>
            <text:p>1 - 3</text:p>
            <text:p>1 – 4</text:p>
            <text:p>1 - 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<text:s/>BMI.kg.m2.</text:p>
          </table:table-cell>
          <table:table-cell table:style-name="ce6" office:value-type="string" calcext:value-type="string">
            <text:p>[1] "27.7723684210526 +/- 5.91380585108957"</text:p>
          </table:table-cell>
          <table:table-cell table:style-name="ce6" office:value-type="string" calcext:value-type="string">
            <text:p>[1] "22.1 +/- 43.2692683714459"</text:p>
          </table:table-cell>
          <table:table-cell table:style-name="ce6" office:value-type="string" calcext:value-type="string">
            <text:p>[1] "19.7926829268293 +/- 3.27951141512745"</text:p>
          </table:table-cell>
          <table:table-cell table:style-name="ce6" office:value-type="string" calcext:value-type="string">
            <text:p>[1] "19.2 +/- 34.7192463768116"</text:p>
          </table:table-cell>
          <table:table-cell table:style-name="ce6" office:value-type="string" calcext:value-type="string">
            <text:p>[1] "21.7931578947368 +/- 5.35855875402532"</text:p>
          </table:table-cell>
          <table:table-cell table:style-name="ce6" office:value-type="string" calcext:value-type="string">
            <text:p>1 - 2</text:p>
            <text:p>1 - 3</text:p>
            <text:p>1 - 4</text:p>
            <text:p>1 – 5</text:p>
          </table:table-cell>
          <table:table-cell table:number-columns-repeated="1017"/>
        </table:table-row>
        <table:table-row table:style-name="ro3">
          <table:table-cell table:style-name="ce3" office:value-type="string" calcext:value-type="string">
            <text:p><text:s/>Asian_European</text:p>
          </table:table-cell>
          <table:table-cell table:style-name="ce6" office:value-type="string" calcext:value-type="string">
            <text:p>[1,] <text:s/>0.00000 100.000000</text:p>
          </table:table-cell>
          <table:table-cell table:style-name="ce6" office:value-type="string" calcext:value-type="string">
            <text:p>[2,] 53.84615 <text:s/>46.153846</text:p>
          </table:table-cell>
          <table:table-cell table:style-name="ce6" office:value-type="string" calcext:value-type="string">
            <text:p>[3,] 97.56098 <text:s text:c="2"/>2.439024</text:p>
          </table:table-cell>
          <table:table-cell table:style-name="ce6" office:value-type="string" calcext:value-type="string">
            <text:p>[4,] 71.73913 <text:s/>28.260870</text:p>
          </table:table-cell>
          <table:table-cell table:style-name="ce6" office:value-type="string" calcext:value-type="string">
            <text:p>[5,] 52.63158 <text:s/>47.368421</text:p>
          </table:table-cell>
          <table:table-cell table:style-name="ce6" office:value-type="string" calcext:value-type="string">
            <text:p>1 - 2</text:p>
            <text:p>1 - 3</text:p>
            <text:p>2 - 3</text:p>
            <text:p>1 - 4</text:p>
            <text:p>3 - 4</text:p>
            <text:p>1 - 5</text:p>
            <text:p>3 – 5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Bacteria</text:p>
          </table:table-cell>
          <table:table-cell office:value-type="string" calcext:value-type="string">
            <text:p>Streptococcus: 52.69499999999999</text:p>
            <text:p>Haemophilus: 32.214999999999996</text:p>
            <text:p>Rothia: 9.354856238</text:p>
            <text:p>Granulicatella: 0.263965623</text:p>
          </table:table-cell>
          <table:table-cell office:value-type="string" calcext:value-type="string">
            <text:p>Streptococcus: 24.3835076</text:p>
            <text:p>Rothia: 10.43067418</text:p>
            <text:p>Actinomyces: 2.8718941589999996</text:p>
            <text:p>Veillonella: 2.066929134</text:p>
            <text:p>Haemophilus: 2.012231209</text:p>
            <text:p>Prevotella: 1.780212256</text:p>
            <text:p>Granulicatella: 0.434027778</text:p>
            <text:p>Porphyromonas: 0.22294284600000003</text:p>
            <text:p>Fusobacterium: 0.22235698399999998</text:p>
            <text:p>Leptotrichia: 0.159762638</text:p>
            <text:p>Neisseria: 0.157770181</text:p>
            <text:p>Selenomonas: 0.15073212800000002</text:p>
            <text:p>Campylobacter: 0.14467592599999998</text:p>
            <text:p>Atopobium: 0.10686297800000001</text:p>
            <text:p>Gemella: 0.102179837</text:p>
            <text:p>Capnocytophaga: 0.090859531</text:p>
            <text:p>Oribacterium: 0.081852198</text:p>
            <text:p>Bulleidia: 0.03104144</text:p>
            <text:p>Moryella: 0.028308563</text:p>
            <text:p>Parvimonas: 0.028308563</text:p>
            <text:p>Corynebacterium: 0.02558199</text:p>
            <text:p>Mogibacterium: 0.021848372</text:p>
          </table:table-cell>
          <table:table-cell office:value-type="string" calcext:value-type="string">
            <text:p>Neisseria: 17.32711733</text:p>
            <text:p>Streptococcus: 15.75010109</text:p>
            <text:p>Rothia: 11.152515300000001</text:p>
            <text:p>Prevotella: 4.9274384069999995</text:p>
            <text:p>Haemophilus: 4.813064031000001</text:p>
            <text:p>Actinomyces: 3.2015470560000003</text:p>
            <text:p>Veillonella: 2.997648903</text:p>
            <text:p>Gemella: 2.254925231</text:p>
            <text:p>Leptotrichia: 1.46956723</text:p>
            <text:p>Porphyromonas: 1.180496151</text:p>
            <text:p>Granulicatella: 0.931594357</text:p>
            <text:p>Fusobacterium: 0.530269554</text:p>
            <text:p>Capnocytophaga: 0.359513274</text:p>
            <text:p>Pseudomonas: 0.236081055</text:p>
            <text:p>Corynebacterium: 0.134998313</text:p>
            <text:p>Atopobium: 0.116720163</text:p>
            <text:p>Lautropia: 0.105019954</text:p>
            <text:p>Bulleidia: 0.09800078400000001</text:p>
            <text:p>Aggregatibacter: 0.09640102800000001</text:p>
            <text:p>Campylobacter: 0.09494422</text:p>
            <text:p>Oribacterium: 0.088456435</text:p>
            <text:p>Actinobacillus: 0.065800296</text:p>
            <text:p>Moryella: 0.051840332</text:p>
            <text:p>Peptostreptococcus: 0.050624367</text:p>
            <text:p>Selenomonas: 0.047778309000000005</text:p>
            <text:p>Mogibacterium: 0.043057051</text:p>
            <text:p>Megasphaera: 0.02577984</text:p>
            <text:p>Parvimonas: 0.023764259</text:p>
            <text:p>Tannerella: 0.021528525</text:p>
            <text:p>Catonella: 0.019485581000000002</text:p>
          </table:table-cell>
          <table:table-cell office:value-type="string" calcext:value-type="string">
            <text:p>Streptococcus: 23.71145486</text:p>
            <text:p>Rothia: 7.5370336555</text:p>
            <text:p>Prevotella: 4.314331027</text:p>
            <text:p>Veillonella: 3.417653587</text:p>
            <text:p>Actinomyces: 2.456703014</text:p>
            <text:p>Haemophilus: 0.940759975</text:p>
            <text:p>Granulicatella: 0.6814933285</text:p>
            <text:p>Leptotrichia: 0.3882871765</text:p>
            <text:p>Fusobacterium: 0.27443424</text:p>
            <text:p>Neisseria: 0.183569016</text:p>
            <text:p>Campylobacter: 0.128648009</text:p>
            <text:p>Pseudomonas: 0.1236936505</text:p>
            <text:p>Selenomonas: 0.1206186235</text:p>
            <text:p>Lactobacillus: 0.11748773500000001</text:p>
            <text:p>Atopobium: 0.10672812599999999</text:p>
            <text:p>Gemella: 0.08228439400000001</text:p>
            <text:p>Porphyromonas: 0.072670974</text:p>
            <text:p>Oribacterium: 0.063275167</text:p>
            <text:p>Capnocytophaga: 0.0596007335</text:p>
            <text:p>Megasphaera: 0.035677144</text:p>
            <text:p>Corynebacterium: 0.03538996700000001</text:p>
            <text:p>Bulleidia: 0.0154051725</text:p>
          </table:table-cell>
          <table:table-cell office:value-type="string" calcext:value-type="string">
            <text:p>Haemophilus: 50.75620895</text:p>
            <text:p>Streptococcus: 9.855081318</text:p>
            <text:p>Rothia: 1.562314124</text:p>
            <text:p>Prevotella: 0.8191092305000001</text:p>
            <text:p>Actinomyces: 0.7254336995</text:p>
            <text:p>Veillonella: 0.6610912219999999</text:p>
            <text:p>Neisseria: 0.2896582675</text:p>
            <text:p>Granulicatella: 0.166582038</text:p>
            <text:p>Porphyromonas: 0.106788754</text:p>
            <text:p>Leptotrichia: 0.071111225</text:p>
            <text:p>Fusobacterium: 0.0681654315</text:p>
            <text:p>Pseudomonas: 0.045490447</text:p>
            <text:p>Atopobium: 0.043692287499999996</text:p>
            <text:p>Selenomonas: 0.02588688</text:p>
            <text:p>Oribacterium: 0.024569021500000003</text:p>
            <text:p>Bulleidia: 0.017890786</text:p>
            <text:p>Capnocytophaga: 0.0173062195</text:p>
            <text:p>Corynebacterium: 0.016241475</text:p>
            <text:p>Campylobacter: 0.011962246999999999</text:p>
            <text:p>Parvimonas: 0.010928506</text:p>
            <text:p>Moryella: 0.010894706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Fungi</text:p>
          </table:table-cell>
          <table:table-cell office:value-type="string" calcext:value-type="string">
            <text:p>Candida: 81.552701835</text:p>
            <text:p>Saccharomyces: 6.4556178845000005</text:p>
            <text:p>Cryptococcus: 1.252755577</text:p>
            <text:p>unidentified: 1.050992962</text:p>
            <text:p>Penicillium: 0.7422893185</text:p>
            <text:p>Clavispora: 0.21194055500000003</text:p>
            <text:p>Botrytis: 0.017975177499999998</text:p>
          </table:table-cell>
          <table:table-cell office:value-type="string" calcext:value-type="string">
            <text:p>Candida: 95.07442328</text:p>
            <text:p>unidentified: 0.175444748</text:p>
            <text:p>Saccharomyces: 0.043745257999999995</text:p>
            <text:p>Aspergillus: 0.005185151</text:p>
            <text:p>Penicillium: 0.001457046</text:p>
          </table:table-cell>
          <table:table-cell office:value-type="string" calcext:value-type="string">
            <text:p>`Candida: 56.60790715</text:p>
            <text:p>unidentified: 2.0356458180000003</text:p>
            <text:p>Aspergillus: 0.45215198799999995</text:p>
            <text:p>Saccharomyces: 0.243255967</text:p>
            <text:p>Penicillium: 0.003252807</text:p>
          </table:table-cell>
          <table:table-cell office:value-type="string" calcext:value-type="string">
            <text:p>Candida: 99.63044089499999</text:p>
            <text:p>Saccharomyces: 0.0176159775</text:p>
            <text:p>unidentified: 0.015447289999999999</text:p>
            <text:p>Aspergillus: 0.004399621</text:p>
            <text:p>Penicillium: 0.000779735</text:p>
          </table:table-cell>
          <table:table-cell office:value-type="string" calcext:value-type="string">
            <text:p>Candida: 95.336648795</text:p>
            <text:p>unidentified: 0.070561192</text:p>
            <text:p>Saccharomyces: 0.056673664</text:p>
            <text:p>Aspergillus: 0.007521142</text:p>
            <text:p>Penicillium: 0.0068208815</text:p>
            <text:p>Cladosporium: 0.000822466</text:p>
          </table:table-cell>
          <table:table-cell table:number-columns-repeated="1018"/>
        </table:table-row>
        <table:table-row table:style-name="ro6">
          <table:table-cell office:value-type="string" calcext:value-type="string">
            <text:p>Luminex</text:p>
          </table:table-cell>
          <table:table-cell office:value-type="string" calcext:value-type="string">
            <text:p>IL-1RA  : 5676.4216625</text:p>
            <text:p>IL-8  : 417.2199437</text:p>
            <text:p>IL-1b  : 137.5238862</text:p>
            <text:p>IL-1a  : 106.76578755</text:p>
            <text:p>GRO  : 65.886895535</text:p>
            <text:p>EGF  : 52.95433673</text:p>
            <text:p>VEGF  : 44.345641404999995</text:p>
            <text:p>MCP-1  : 37.286453955</text:p>
            <text:p>TNFa  : 23.994826695</text:p>
            <text:p>FGF-2  : 17.723587775</text:p>
            <text:p>Fractalkine  : 16.911319515000002</text:p>
            <text:p>G-CSF  : 16.12007108</text:p>
            <text:p>IP-10  : 11.031607919999999</text:p>
            <text:p>IL-6  : 8.330231257</text:p>
            <text:p>MIP-1b  : 4.617178247</text:p>
            <text:p>MIP-1a  : 4.376958634499999</text:p>
            <text:p>IFNa2  : 3.1481081884999997</text:p>
            <text:p>IL-12p40  : 2.4101361590000003</text:p>
            <text:p>MDC  : 2.242988981</text:p>
            <text:p>IL-15  : 1.5564830134999998</text:p>
            <text:p>GM-CSF  : 1.5456995705</text:p>
            <text:p>IL-4  : 1.291388641</text:p>
            <text:p>RANTES  : 1.2796744805</text:p>
            <text:p>sCD40L  : 1.2208945455000002</text:p>
            <text:p>IL-7  : 1.0789284989999999</text:p>
            <text:p>MCP-3  : 1.0321807195</text:p>
            <text:p>PDGF-AB/BB  : 0.8665395065</text:p>
            <text:p>IL-12p70  : 0.675428242</text:p>
            <text:p>IFNg  : 0.6572064259999999</text:p>
            <text:p>IL-17A  : 0.539042355</text:p>
            <text:p>Flt-3L  : 0.382775573</text:p>
            <text:p>PDGF-AA  : 0.3367618875</text:p>
            <text:p>TGF-a  : 0.1167801845</text:p>
            <text:p>IL-5  : 0.11638935949999998</text:p>
            <text:p>IL-13  : 0.06883574249999999</text:p>
            <text:p>IL-3  : 0.0589384565</text:p>
            <text:p>IL-2  : 0.045835416000000004</text:p>
            <text:p>TNFb  : 0.0436905645</text:p>
            <text:p>Eotaxin  : 0.042407863999999997</text:p>
            <text:p>IL-10  : 0.0254994745</text:p>
            <text:p>IL-9  : 0.001891161</text:p>
          </table:table-cell>
          <table:table-cell office:value-type="string" calcext:value-type="string">
            <text:p>IL-1RA  : 621.6494067000001</text:p>
            <text:p>IL-8  : 257.2375737</text:p>
            <text:p>IL-1b  : 22.52295584</text:p>
            <text:p>IL-1a  : 21.95668071</text:p>
            <text:p>TNFa  : 10.84078706</text:p>
            <text:p>GRO  : 8.93853465</text:p>
            <text:p>MCP-1  : 7.590341871000001</text:p>
            <text:p>EGF  : 6.627388686000001</text:p>
            <text:p>VEGF  : 5.080281894</text:p>
            <text:p>Fractalkine  : 4.58447702</text:p>
            <text:p>G-CSF  : 4.50431401</text:p>
            <text:p>IP-10  : 1.978672362</text:p>
            <text:p>MIP-1b  : 1.6700370340000001</text:p>
            <text:p>IL-6  : 1.5761306590000002</text:p>
            <text:p>FGF-2  : 1.1416766740000002</text:p>
            <text:p>RANTES  : 1.040686485</text:p>
            <text:p>IL-12p40  : 0.8935861009999999</text:p>
            <text:p>MCP-3  : 0.841529985</text:p>
            <text:p>PDGF-AB/BB  : 0.6738683409999999</text:p>
            <text:p>MIP-1a  : 0.672779728</text:p>
            <text:p>IL-7  : 0.620934347</text:p>
            <text:p>IL-4  : 0.544224781</text:p>
            <text:p>IL-15  : 0.38066207700000004</text:p>
            <text:p>Flt-3L  : 0.374314862</text:p>
            <text:p>PDGF-AA  : 0.34683005100000003</text:p>
            <text:p>GM-CSF  : 0.20600766199999998</text:p>
            <text:p>IFNa2  : 0.20298401</text:p>
            <text:p>IL-12p70  : 0.120742936</text:p>
            <text:p>TGF-a  : 0.112914464</text:p>
            <text:p>sCD40L  : 0.10734403599999999</text:p>
            <text:p>MDC  : 0.09389906699999999</text:p>
            <text:p>IFNg  : 0.070153461</text:p>
            <text:p>IL-13  : 0.05118893099999999</text:p>
            <text:p>Eotaxin  : 0.041742737</text:p>
            <text:p>TNFb  : 0.035531051</text:p>
            <text:p>IL-17A  : 0.027418982</text:p>
            <text:p>IL-2  : 0.027240429</text:p>
            <text:p>IL-5  : 0.021784223999999998</text:p>
            <text:p>IL-10  : 0.019459727</text:p>
            <text:p>IL-3  : 0.005756445</text:p>
            <text:p>IL-9  : 0.001409886</text:p>
          </table:table-cell>
          <table:table-cell office:value-type="string" calcext:value-type="string">
            <text:p>IL-1RA  : 2440.033572</text:p>
            <text:p>IL-8  : 702.8155272999999</text:p>
            <text:p>IL-1a  : 92.84755378</text:p>
            <text:p>GRO  : 67.11487048</text:p>
            <text:p>MCP-1  : 60.23304283</text:p>
            <text:p>IL-1b  : 49.91080102</text:p>
            <text:p>EGF  : 34.53014568</text:p>
            <text:p>Fractalkine  : 25.31123467</text:p>
            <text:p>TNFa  : 15.70917479</text:p>
            <text:p>G-CSF  : 15.17871888</text:p>
            <text:p>VEGF  : 12.64908607</text:p>
            <text:p>IP-10  : 12.09949329</text:p>
            <text:p>FGF-2  : 8.435503619</text:p>
            <text:p>MIP-1b  : 7.038117188999999</text:p>
            <text:p>MIP-1a  : 4.152653111</text:p>
            <text:p>IL-6  : 3.5337683789999996</text:p>
            <text:p>PDGF-AB/BB  : 2.828453557</text:p>
            <text:p>IL-12p40  : 2.827712777</text:p>
            <text:p>RANTES  : 2.459230668</text:p>
            <text:p>MCP-3  : 2.44559545</text:p>
            <text:p>Flt-3L  : 2.0646680269999997</text:p>
            <text:p>MDC  : 1.6930561919999998</text:p>
            <text:p>IFNa2  : 1.621238459</text:p>
            <text:p>IL-15  : 1.5826014019999999</text:p>
            <text:p>PDGF-AA  : 0.907733185</text:p>
            <text:p>GM-CSF  : 0.8433984259999999</text:p>
            <text:p>IL-12p70  : 0.7993569759999999</text:p>
            <text:p>sCD40L  : 0.770268118</text:p>
            <text:p>IFNg  : 0.730542617</text:p>
            <text:p>Eotaxin  : 0.592683874</text:p>
            <text:p>IL-7  : 0.591678788</text:p>
            <text:p>IL-10  : 0.35383423399999997</text:p>
            <text:p>TGF-a  : 0.339913006</text:p>
            <text:p>IL-17A  : 0.330256088</text:p>
            <text:p>IL-4  : 0.32186079300000003</text:p>
            <text:p>IL-13  : 0.23433261800000002</text:p>
            <text:p>IL-2  : 0.14503879</text:p>
            <text:p>TNFb  : 0.103619429</text:p>
            <text:p>IL-3  : 0.084917921</text:p>
            <text:p>IL-5  : 0.065194857</text:p>
            <text:p>IL-9  : 0.031599173</text:p>
          </table:table-cell>
          <table:table-cell office:value-type="string" calcext:value-type="string">
            <text:p>IL-1RA  : 2718.656005</text:p>
            <text:p>IL-8  : 938.1606357000001</text:p>
            <text:p>GRO  : 222.42692695</text:p>
            <text:p>IL-1a  : 76.70607397</text:p>
            <text:p>MCP-1  : 58.101121625000005</text:p>
            <text:p>EGF  : 51.059455650000004</text:p>
            <text:p>IP-10  : 46.19712214</text:p>
            <text:p>G-CSF  : 40.2803531</text:p>
            <text:p>Fractalkine  : 39.369031415</text:p>
            <text:p>VEGF  : 37.280580744999995</text:p>
            <text:p>IL-1b  : 27.253949325</text:p>
            <text:p>TNFa  : 17.3261993</text:p>
            <text:p>FGF-2  : 12.797122389999998</text:p>
            <text:p>IL-6  : 10.226882085</text:p>
            <text:p>MIP-1b  : 5.508920735999999</text:p>
            <text:p>IL-12p40  : 4.562464742</text:p>
            <text:p>MIP-1a  : 3.61370641</text:p>
            <text:p>IFNa2  : 3.5545833245000003</text:p>
            <text:p>MCP-3  : 3.536382552</text:p>
            <text:p>RANTES  : 2.4879508140000004</text:p>
            <text:p>MDC  : 2.4293308170000003</text:p>
            <text:p>PDGF-AB/BB  : 2.2779386864999998</text:p>
            <text:p>IL-15  : 2.043977931</text:p>
            <text:p>Flt-3L  : 1.9792940374999999</text:p>
            <text:p>IL-7  : 1.726268319</text:p>
            <text:p>IL-12p70  : 1.4735777275</text:p>
            <text:p>IL-4  : 1.426235621</text:p>
            <text:p>GM-CSF  : 1.388233064</text:p>
            <text:p>PDGF-AA  : 1.1713491395000002</text:p>
            <text:p>sCD40L  : 1.101539861</text:p>
            <text:p>IFNg  : 0.9527904435</text:p>
            <text:p>IL-13  : 0.721087833</text:p>
            <text:p>IL-17A  : 0.7135092195</text:p>
            <text:p>IL-10  : 0.5455835305</text:p>
            <text:p>TGF-a  : 0.46360307</text:p>
            <text:p>Eotaxin  : 0.374073995</text:p>
            <text:p>IL-5  : 0.24218439549999998</text:p>
            <text:p>TNFb  : 0.23637521449999999</text:p>
            <text:p>IL-2  : 0.1939382795</text:p>
            <text:p>IL-9  : 0.08344391500000001</text:p>
            <text:p>IL-3  : 0.055213083499999996</text:p>
          </table:table-cell>
          <table:table-cell office:value-type="string" calcext:value-type="string">
            <text:p>IL-1RA  : 1560.690102</text:p>
            <text:p>IL-8  : 1132.8925225</text:p>
            <text:p>IL-1b  : 404.3403716</text:p>
            <text:p>IL-1a  : 200.54669265</text:p>
            <text:p>TNFa  : 93.33826153999999</text:p>
            <text:p>GRO  : 84.90238199000001</text:p>
            <text:p>MCP-1  : 33.45576547</text:p>
            <text:p>EGF  : 29.526017775</text:p>
            <text:p>Fractalkine  : 14.040580575</text:p>
            <text:p>G-CSF  : 11.83478761</text:p>
            <text:p>MIP-1b  : 10.93978892</text:p>
            <text:p>VEGF  : 10.790670930000001</text:p>
            <text:p>MIP-1a  : 9.712743914499999</text:p>
            <text:p>IP-10  : 7.4642902145</text:p>
            <text:p>FGF-2  : 7.1875312430000005</text:p>
            <text:p>IL-6  : 6.063659026</text:p>
            <text:p>IL-15  : 2.217934721</text:p>
            <text:p>IL-12p40  : 1.9495695435</text:p>
            <text:p>GM-CSF  : 1.664896863</text:p>
            <text:p>PDGF-AB/BB  : 1.6064524815</text:p>
            <text:p>IL-4  : 1.5674124675</text:p>
            <text:p>MCP-3  : 1.4765571889999998</text:p>
            <text:p>RANTES  : 1.4650750934999999</text:p>
            <text:p>MDC  : 1.349099541</text:p>
            <text:p>IL-7  : 1.0657857375000002</text:p>
            <text:p>IFNa2  : 1.0402991565000002</text:p>
            <text:p>sCD40L  : 0.8634761185</text:p>
            <text:p>Flt-3L  : 0.7921005194999999</text:p>
            <text:p>IL-12p70  : 0.6927984515000001</text:p>
            <text:p>IFNg  : 0.6727053615</text:p>
            <text:p>IL-17A  : 0.412703372</text:p>
            <text:p>TGF-a  : 0.396603817</text:p>
            <text:p>IL-10  : 0.381519951</text:p>
            <text:p>PDGF-AA  : 0.3648497025</text:p>
            <text:p>Eotaxin  : 0.33140002300000004</text:p>
            <text:p>IL-3  : 0.179613918</text:p>
            <text:p>IL-2  : 0.11716544100000001</text:p>
            <text:p>IL-13  : 0.0911886925</text:p>
            <text:p>IL-5  : 0.077442152</text:p>
            <text:p>TNFb  : 0.0585456585</text:p>
            <text:p>IL-9  : 0.002830888</text:p>
          </table:table-cell>
          <table:table-cell table:number-columns-repeated="1018"/>
        </table:table-row>
        <table:table-row table:style-name="ro1" table:number-rows-repeated="1048563">
          <table:table-cell table:number-columns-repeated="1024"/>
        </table:table-row>
        <table:table-row table:style-name="ro7" table:number-rows-repeated="2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:Sheet1.D22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26">00/00/0000</text:date>, <text:time style:data-style-name="N2" text:time-value="17:14:19.00607160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9T16:09:33.861466022</meta:creation-date>
    <dc:date>2018-07-26T17:25:11.733132307</dc:date>
    <meta:editing-duration>PT1H35M10S</meta:editing-duration>
    <meta:editing-cycles>25</meta:editing-cycles>
    <meta:generator>LibreOffice/5.1.3.2$Linux_X86_64 LibreOffice_project/644e4637d1d8544fd9f56425bd6cec110e49301b</meta:generator>
    <meta:document-statistic meta:table-count="1" meta:cell-count="67" meta:object-count="0"/>
  </office:meta>
</office:document-meta>
</file>